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ffffff" style:text-align-source="value-type" style:repeat-content="false" fo:wrap-option="no-wrap"/>
    </style:style>
    <style:style style:name="ce16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9" office:value-type="string">
            <text:p>Date</text:p>
          </table:table-cell>
          <table:table-cell table:style-name="ce21" office:value-type="string">
            <text:p>Week</text:p>
          </table:table-cell>
          <table:table-cell table:style-name="ce19" office:value-type="string">
            <text:p>Day</text:p>
          </table:table-cell>
          <table:table-cell table:style-name="ce23" office:value-type="string">
            <text:p>Coursera</text:p>
          </table:table-cell>
          <table:table-cell table:style-name="ce23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20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20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20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20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20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20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20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20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20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9"/>
          <table:table-cell table:style-name="ce21"/>
          <table:table-cell table:style-name="ce19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18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7: Experiment w/ '&lt;chosen 5&gt; (left out)' but modify the the assessed file to have a single sequence drawn from the total file (e.g. 60 of data evenly sampled over whole assess file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option to 'rnn.py' to use entire data set with 'train_test_ratio = 0.0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port: write RNN review w/ focus on LSTMs, sequence lengths, and RNNs for regression (w/ reference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MPS 20: Experiment w/ '&lt;chosen 5&gt; (left out)' but only one file per subject left out for the chosen 5 left out ('model_pred' on these LO files)+ compare to MPS3 results in experiment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Move project to GitLab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MPS 21: Experiment w/ 'alt_dirs' with files trained on natural movement and predicting NSAA files and record results in experiment result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7: Experiment w/ '&lt;chosen 5&gt; (left out)' on models built from standardized data and record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6" office:value-type="string">
            <text:p>Experimen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7" office:value-type="string">
            <text:p>Paper Review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Ch 10: 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18/08/2019</text:date>, <text:time>19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18T19:54:20.26</dc:date>
    <meta:editing-duration>P8DT23H23S</meta:editing-duration>
    <meta:editing-cycles>606</meta:editing-cycles>
    <meta:generator>OpenOffice/4.1.5$Win32 OpenOffice.org_project/415m1$Build-9789</meta:generator>
    <meta:document-statistic meta:table-count="3" meta:cell-count="827" meta:object-count="0"/>
  </office:meta>
</office:document-meta>
</file>